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9in"/>
    </style:style>
    <style:style style:name="TableColumn3" style:family="table-column">
      <style:table-column-properties style:column-width="7.2826in"/>
    </style:style>
    <style:style style:name="TableColumn4" style:family="table-column">
      <style:table-column-properties style:column-width="1.852in"/>
    </style:style>
    <style:style style:name="Table1" style:family="table" style:master-page-name="MP0">
      <style:table-properties style:width="10.6937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0.0034in solid #9CC2E5" fo:border-left="none" fo:border-bottom="0.0034in solid #9CC2E5" fo:border-right="0.0034in solid #9CC2E5" fo:background-color="#DEEAF6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34in solid #9CC2E5" fo:background-color="#DEEAF6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-top="0.0034in solid #9CC2E5" fo:border-left="0.0034in solid #9CC2E5" fo:border-bottom="0.0034in solid #9CC2E5" fo:border-right="none" fo:background-color="#DEEAF6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-top="0.0034in solid #9CC2E5" fo:border-left="none" fo:border-bottom="0.0034in solid #9CC2E5" fo:border-right="0.0034in solid #9CC2E5" fo:background-color="#DEEAF6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34in solid #9CC2E5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-top="0.0034in solid #9CC2E5" fo:border-left="0.0034in solid #9CC2E5" fo:border-bottom="0.0034in solid #9CC2E5" fo:border-right="none" fo:background-color="#DEEAF6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-top="0.0034in solid #9CC2E5" fo:border-left="none" fo:border-bottom="0.0034in solid #9CC2E5" fo:border-right="0.0034in solid #9CC2E5" fo:background-color="#DEEAF6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34in solid #9CC2E5" fo:background-color="#DEEAF6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-top="0.0034in solid #9CC2E5" fo:border-left="0.0034in solid #9CC2E5" fo:border-bottom="0.0034in solid #9CC2E5" fo:border-right="none" fo:background-color="#DEEAF6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-top="0.0034in solid #9CC2E5" fo:border-left="none" fo:border-bottom="0.0034in solid #9CC2E5" fo:border-right="0.0034in solid #9CC2E5" fo:background-color="#DEEAF6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34in solid #9CC2E5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-top="0.0034in solid #9CC2E5" fo:border-left="0.0034in solid #9CC2E5" fo:border-bottom="0.0034in solid #9CC2E5" fo:border-right="none" fo:background-color="#DEEAF6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-top="0.0034in solid #9CC2E5" fo:border-left="none" fo:border-bottom="0.0034in solid #9CC2E5" fo:border-right="0.0034in solid #9CC2E5" fo:background-color="#DEEAF6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" style:family="table-cell">
      <style:table-cell-properties fo:border="0.0034in solid #9CC2E5" fo:background-color="#DEEAF6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-top="0.0034in solid #9CC2E5" fo:border-left="0.0034in solid #9CC2E5" fo:border-bottom="0.0034in solid #9CC2E5" fo:border-right="none" fo:background-color="#DEEAF6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-top="0.0034in solid #9CC2E5" fo:border-left="none" fo:border-bottom="0.0034in solid #9CC2E5" fo:border-right="0.0034in solid #9CC2E5" fo:background-color="#DEEAF6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34in solid #9CC2E5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-top="0.0034in solid #9CC2E5" fo:border-left="0.0034in solid #9CC2E5" fo:border-bottom="0.0034in solid #9CC2E5" fo:border-right="none" fo:background-color="#DEEAF6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-top="0.0034in solid #9CC2E5" fo:border-left="none" fo:border-bottom="0.0034in solid #9CC2E5" fo:border-right="0.0034in solid #9CC2E5" fo:background-color="#DEEAF6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34in solid #9CC2E5" fo:background-color="#DEEAF6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-top="0.0034in solid #9CC2E5" fo:border-left="0.0034in solid #9CC2E5" fo:border-bottom="0.0034in solid #9CC2E5" fo:border-right="none" fo:background-color="#DEEAF6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-top="0.0034in solid #9CC2E5" fo:border-left="none" fo:border-bottom="0.0034in solid #9CC2E5" fo:border-right="0.0034in solid #9CC2E5" fo:background-color="#DEEAF6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7" style:family="table-cell">
      <style:table-cell-properties fo:border="0.0034in solid #9CC2E5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-top="0.0034in solid #9CC2E5" fo:border-left="0.0034in solid #9CC2E5" fo:border-bottom="0.0034in solid #9CC2E5" fo:border-right="none" fo:background-color="#DEEAF6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-top="0.0034in solid #9CC2E5" fo:border-left="none" fo:border-bottom="0.0034in solid #9CC2E5" fo:border-right="0.0034in solid #9CC2E5" fo:background-color="#DEEAF6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4" style:family="table-cell">
      <style:table-cell-properties fo:border="0.0034in solid #9CC2E5" fo:background-color="#DEEAF6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-top="0.0034in solid #9CC2E5" fo:border-left="0.0034in solid #9CC2E5" fo:border-bottom="0.0034in solid #9CC2E5" fo:border-right="none" fo:background-color="#DEEAF6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Liste der Blogeinträge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Liste der Blogeinträge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Upload</text:p>
          </table:table-cell>
          <table:table-cell table:style-name="TableCell29">
            <text:p text:style-name="P30">Neuen Post hochladen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State</text:p>
          </table:table-cell>
          <table:table-cell table:style-name="TableCell36">
            <text:p text:style-name="P37">Status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Created</text:p>
          </table:table-cell>
          <table:table-cell table:style-name="TableCell43">
            <text:p text:style-name="P44">Erstellungsdatum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PostTitle</text:p>
          </table:table-cell>
          <table:table-cell table:style-name="TableCell50">
            <text:p text:style-name="P51">Titel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LinkDetails</text:p>
          </table:table-cell>
          <table:table-cell table:style-name="TableCell57">
            <text:p text:style-name="P58">Details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LinkEdit</text:p>
          </table:table-cell>
          <table:table-cell table:style-name="TableCell64">
            <text:p text:style-name="P65">Bearbeiten</text:p>
          </table:table-cell>
          <table:table-cell table:style-name="TableCell66">
            <text:p text:style-name="P67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09:31:00Z</dc:date>
    <meta:template xlink:href="Normal.dotm" xlink:type="simple"/>
    <meta:editing-cycles>12</meta:editing-cycles>
    <meta:editing-duration>PT600S</meta:editing-duration>
    <meta:document-statistic meta:page-count="1" meta:paragraph-count="1" meta:word-count="33" meta:character-count="231" meta:row-count="1" meta:non-whitespace-character-count="199"/>
  </office:meta>
</office:document-meta>
</file>